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reeSans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10109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1149c9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1149c9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1149c9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1149c9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1149c9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1149c9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1149c9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1149c9"/>
    </style:style>
    <style:style style:name="P1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T1" style:family="text">
      <style:text-properties officeooo:rsid="00101092"/>
    </style:style>
    <style:style style:name="T2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4" style:family="text">
      <style:text-properties fo:font-variant="normal" fo:text-transform="none" fo:color="#000000" style:font-name="FreeSans" fo:font-size="11pt" fo:letter-spacing="normal" fo:font-style="normal" fo:font-weight="normal" officeooo:rsid="000ca440" style:font-size-asian="11pt" style:font-size-complex="11pt"/>
    </style:style>
    <style:style style:name="T5" style:family="text">
      <style:text-properties officeooo:rsid="00120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-start text:name="_GoBack"/>Prefeitura assina termo de cooperação técnica para o Fórum <text:span text:style-name="T5">Internacional </text:span>Software Livre em Porto Alegre</text:p>
      <text:p text:style-name="P1"/>
      <text:p text:style-name="P2"><text:bookmark-end text:name="_GoBack"/></text:p>
      <text:p text:style-name="P2">Segurança e privacidade na web são temas centrais do evento que chega a sua 15ª edição</text:p>
      <text:p text:style-name="P2"/>
      <text:p text:style-name="P2"/>
      <text:p text:style-name="P2">O documento tem o objetivo de unir esforços para realização do Fórum <text:span text:style-name="T5">Internacional </text:span>Software Livre na capital gaúcha. A assinatura está marcada para as 11h de sexta-feira (02/05) no Paço Municipal. Estão previstas mais de 400 atividades e a expectativa da organização do evento é reunir 8.000 participantes, entre visitantes, palestrantes, oficineiros, expositores e voluntários.</text:p>
      <text:p text:style-name="P2"/>
      <text:p text:style-name="P3">O FISL ocorre de 7 a 10 de maio no Centro de Eventos da PUCRS, localizado na Avenida Ipiranga, n° 6681. A programação completa, outras informações e inscrições podem ser obtidos no site <text:a xlink:type="simple" xlink:href="http://www.fisl.org.br/"><text:span text:style-name="T1">www.fisl.org.br</text:span></text:a><text:span text:style-name="T1">.</text:span></text:p>
      <text:p text:style-name="P3"/>
      <text:p text:style-name="P4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4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6"/>
      <text:p text:style-name="P7">Material promocional do FISL e logotipo em alta resolução e vetorial:</text:p>
      <text:p text:style-name="P11"><text:a xlink:type="simple" xlink:href="http://comunicacao.softwarelivre.org/fisl15"><text:span text:style-name="T3">http://comunicacao.softwarelivre.org/fisl15</text:span></text:a></text:p>
      <text:p text:style-name="P9"/>
      <text:p text:style-name="P8">Fotos em alta resolução da última edição do FISL:</text:p>
      <text:p text:style-name="P10"><text:a xlink:type="simple" xlink:href="https://www.flickr.com/photos/fisl14"><text:span text:style-name="T2">https://www.flickr.com/photos/fisl14</text:span></text:a></text:p>
      <text:p text:style-name="P10"><text:a xlink:type="simple" xlink:href="http://comunicacao.softwarelivre.org/fisl15"><text:span text:style-name="T4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5</meta:editing-cycles>
    <meta:creation-date>2014-05-02T12:42:00</meta:creation-date>
    <dc:date>2014-05-05T12:29:15.303717023</dc:date>
    <meta:editing-duration>P0D</meta:editing-duration>
    <meta:generator>LibreOffice/4.1.3.2$Linux_x86 LibreOffice_project/410m0$Build-2</meta:generator>
    <meta:document-statistic meta:table-count="0" meta:image-count="0" meta:object-count="0" meta:page-count="1" meta:paragraph-count="15" meta:word-count="224" meta:character-count="1543" meta:non-whitespace-character-count="13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